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17"/>begin met website mak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2T20:06:38.665000000</dc:date>
    <meta:editing-duration>PT4H5M4S</meta:editing-duration>
    <meta:editing-cycles>12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9" meta:word-count="98" meta:character-count="759" meta:non-whitespace-character-count="637"/>
  </office:meta>
</office:document-meta>
</file>